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9e41" officeooo:paragraph-rsid="001c9e41" style:font-size-asian="15pt" style:font-size-complex="15pt"/>
    </style:style>
    <style:style style:name="P2" style:family="paragraph" style:parent-style-name="Standard">
      <style:text-properties fo:font-size="15pt" officeooo:rsid="001c9e41" officeooo:paragraph-rsid="001e501f" style:font-size-asian="15pt" style:font-size-complex="15pt"/>
    </style:style>
    <style:style style:name="P3" style:family="paragraph" style:parent-style-name="Standard">
      <style:text-properties fo:font-size="15pt" officeooo:rsid="001c9e41" officeooo:paragraph-rsid="00356dda" style:font-size-asian="15pt" style:font-size-complex="15pt"/>
    </style:style>
    <style:style style:name="P4" style:family="paragraph" style:parent-style-name="Standard">
      <style:text-properties fo:font-size="15pt" officeooo:rsid="001c9e41" officeooo:paragraph-rsid="003f51b8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1c9e41" officeooo:paragraph-rsid="00510b09" style:font-size-asian="15pt" style:font-size-complex="15pt"/>
    </style:style>
    <style:style style:name="P6" style:family="paragraph" style:parent-style-name="Standard">
      <style:text-properties fo:font-size="15pt" officeooo:rsid="001c9e41" officeooo:paragraph-rsid="0059f38f" style:font-size-asian="15pt" style:font-size-complex="15pt"/>
    </style:style>
    <style:style style:name="P7" style:family="paragraph" style:parent-style-name="Standard">
      <style:text-properties fo:font-size="15pt" officeooo:rsid="0029662e" officeooo:paragraph-rsid="0055cb6d" style:font-size-asian="15pt" style:font-size-complex="15pt"/>
    </style:style>
    <style:style style:name="P8" style:family="paragraph" style:parent-style-name="Standard">
      <style:text-properties fo:font-size="15pt" officeooo:rsid="001e501f" officeooo:paragraph-rsid="0029d9f0" style:font-size-asian="15pt" style:font-size-complex="15pt"/>
    </style:style>
    <style:style style:name="P9" style:family="paragraph" style:parent-style-name="Standard">
      <style:text-properties fo:font-size="15pt" fo:font-weight="bold" officeooo:rsid="001c9e41" officeooo:paragraph-rsid="001c9e41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e501f" officeooo:paragraph-rsid="001e501f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20pt" officeooo:rsid="001c9e41" officeooo:paragraph-rsid="001c9e41" style:font-size-asian="20pt" style:font-size-complex="20pt"/>
    </style:style>
    <style:style style:name="P12" style:family="paragraph" style:parent-style-name="Standard">
      <style:text-properties fo:font-size="20pt" officeooo:rsid="001c9e41" officeooo:paragraph-rsid="001e501f" style:font-size-asian="20pt" style:font-size-complex="20pt"/>
    </style:style>
    <style:style style:name="P13" style:family="paragraph" style:parent-style-name="Standard">
      <style:text-properties fo:font-size="20pt" officeooo:rsid="001c9e41" officeooo:paragraph-rsid="003f51b8" style:font-size-asian="20pt" style:font-size-complex="20pt"/>
    </style:style>
    <style:style style:name="P14" style:family="paragraph" style:parent-style-name="Standard">
      <style:text-properties fo:font-size="12pt" officeooo:rsid="00415602" officeooo:paragraph-rsid="00415602" style:font-size-asian="12pt" style:font-size-complex="12pt"/>
    </style:style>
    <style:style style:name="P15" style:family="paragraph" style:parent-style-name="Standard">
      <style:text-properties fo:font-size="15pt" officeooo:rsid="001e501f" officeooo:paragraph-rsid="001e501f" style:font-size-asian="15pt" style:font-size-complex="15pt"/>
    </style:style>
    <style:style style:name="P16" style:family="paragraph" style:parent-style-name="Standard">
      <style:text-properties fo:font-size="15pt" officeooo:rsid="001e501f" officeooo:paragraph-rsid="0031afd2" style:font-size-asian="15pt" style:font-size-complex="15pt"/>
    </style:style>
    <style:style style:name="P17" style:family="paragraph" style:parent-style-name="Standard" style:list-style-name="L6">
      <style:text-properties fo:font-size="15pt" officeooo:rsid="00364165" officeooo:paragraph-rsid="00364165" style:font-size-asian="15pt" style:font-size-complex="15pt"/>
    </style:style>
    <style:style style:name="P18" style:family="paragraph" style:parent-style-name="Standard" style:list-style-name="L6">
      <style:text-properties fo:font-size="15pt" officeooo:rsid="0038593e" officeooo:paragraph-rsid="0038593e" style:font-size-asian="15pt" style:font-size-complex="15pt"/>
    </style:style>
    <style:style style:name="P19" style:family="paragraph" style:parent-style-name="Standard" style:list-style-name="L6">
      <style:text-properties fo:font-size="15pt" fo:font-weight="bold" officeooo:rsid="00364165" officeooo:paragraph-rsid="00364165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1e501f" officeooo:paragraph-rsid="001e501f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62b676" officeooo:paragraph-rsid="0062b676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20pt" officeooo:rsid="001c9e41" officeooo:paragraph-rsid="001c9e41" style:font-size-asian="20pt" style:font-size-complex="20pt"/>
    </style:style>
    <style:style style:name="P23" style:family="paragraph" style:parent-style-name="Standard">
      <style:text-properties fo:font-size="20pt" officeooo:rsid="00616c50" officeooo:paragraph-rsid="00616c50" style:font-size-asian="20pt" style:font-size-complex="20pt"/>
    </style:style>
    <style:style style:name="P24" style:family="paragraph" style:parent-style-name="Standard">
      <style:text-properties officeooo:paragraph-rsid="001e501f"/>
    </style:style>
    <style:style style:name="T1" style:family="text">
      <style:text-properties officeooo:rsid="001c9e41"/>
    </style:style>
    <style:style style:name="T2" style:family="text">
      <style:text-properties fo:font-size="20pt" officeooo:rsid="001e501f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e501f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525677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559728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501f" style:font-weight-asian="bold" style:font-weight-complex="bold"/>
    </style:style>
    <style:style style:name="T9" style:family="text">
      <style:text-properties fo:font-weight="bold" officeooo:rsid="0062b676" style:font-weight-asian="bold" style:font-weight-complex="bold"/>
    </style:style>
    <style:style style:name="T10" style:family="text">
      <style:text-properties officeooo:rsid="001e501f"/>
    </style:style>
    <style:style style:name="T11" style:family="text">
      <style:text-properties fo:font-size="15pt" officeooo:rsid="003f51b8" style:font-size-asian="15pt" style:font-size-complex="15pt"/>
    </style:style>
    <style:style style:name="T12" style:family="text">
      <style:text-properties fo:font-size="15pt" fo:font-weight="bold" officeooo:rsid="001e501f" style:font-size-asian="15pt" style:font-weight-asian="bold" style:font-size-complex="15pt" style:font-weight-complex="bold"/>
    </style:style>
    <style:style style:name="T13" style:family="text">
      <style:text-properties officeooo:rsid="003e3cdf"/>
    </style:style>
    <style:style style:name="T14" style:family="text">
      <style:text-properties officeooo:rsid="00415602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415602"/>
    </style:style>
    <style:style style:name="T17" style:family="text">
      <style:text-properties officeooo:rsid="005d3384"/>
    </style:style>
    <style:style style:name="T18" style:family="text">
      <style:text-properties style:text-position="0% 100%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tab/> <text:s/><text:span text:style-name="T13">Programmers Club </text:span></text:p>
      <text:p text:style-name="P1"/>
      <text:p text:style-name="P1"><text:tab/><text:tab/><text:tab/><text:tab/><text:span text:style-name="T3">Python workshop content.</text:span></text:p>
      <text:p text:style-name="P11"><text:tab/><text:tab/><text:tab/><text:tab/><text:tab/> <text:span text:style-name="T11">(Tentative Schedule)</text:span><text:tab/><text:tab/></text:p>
      <text:p text:style-name="P11"><text:tab/><text:tab/></text:p>
      <text:p text:style-name="P5"><text:span text:style-name="T14"><text:tab/>The workshop would be for three days on 2</text:span><text:span text:style-name="T16">nd </text:span><text:span text:style-name="T14">, 3</text:span><text:span text:style-name="T16">rd</text:span><text:span text:style-name="T14"> and <text:s/>4</text:span><text:span text:style-name="T16">th</text:span><text:span text:style-name="T14"> of october. Each day workshop will start at 10 A.M. upto 4 P.M. (6 hours * 3 = 18 hours). During this sessions attendees will be learning and implement <text:s/>hands on. Computer and Internet would be provided, but attendees are encourage to carry their own laptops. Below is the work breakdown structure further information would be conveyed later. </text:span></text:p>
      <text:p text:style-name="P14"><text:s/></text:p>
      <text:p text:style-name="P4"/>
      <text:p text:style-name="P13"><text:tab/><text:tab/><text:tab/><text:tab/><text:tab/><text:tab/><text:span text:style-name="T8">Day 1:</text:span></text:p>
      <text:p text:style-name="P15"><text:span text:style-name="T7"><text:s/>1 <text:s/>Welcome to Python:</text:span></text:p>
      <text:p text:style-name="P24"><text:span text:style-name="T12"><text:s/>2 <text:s/>Getting Started:</text:span></text:p>
      <text:p text:style-name="P15"><text:span text:style-name="T7"><text:s/>3 <text:s/>Syntax and Style</text:span></text:p>
      <text:p text:style-name="P15"><text:span text:style-name="T7"><text:s/>4 <text:s/>Python Objects:</text:span></text:p>
      <text:p text:style-name="P15"><text:span text:style-name="T7"><text:s/>5 <text:s/>Numbers:</text:span></text:p>
      <text:p text:style-name="P8"><text:s/><text:span text:style-name="T7">6 <text:s/>Sequences: Strings, Lists, and Tuples</text:span></text:p>
      <text:p text:style-name="P7"><text:tab/><text:span text:style-name="T1"><text:tab/><text:tab/><text:tab/><text:tab/><text:tab/></text:span><text:span text:style-name="T4">Day </text:span><text:span text:style-name="T5">2</text:span><text:span text:style-name="T4">:</text:span></text:p>
      <text:p text:style-name="P10"><text:s/>7 <text:s/>Dictionaries:</text:p>
      <text:p text:style-name="P10"><text:s/>8 <text:s/>Conditionals and Loops:</text:p>
      <text:p text:style-name="P10"><text:s/>9 <text:s/>Files and Input/Output:</text:p>
      <text:p text:style-name="P2"><text:span text:style-name="T10"><text:s/></text:span><text:span text:style-name="T8">10 <text:s/>Errors and Exceptions:</text:span></text:p>
      <text:p text:style-name="P10"><text:s/>11 <text:s/>Functions:</text:p>
      <text:p text:style-name="P6"><text:tab/><text:tab/><text:tab/><text:tab/><text:tab/><text:span text:style-name="T2"><text:tab/></text:span><text:span text:style-name="T4">Day </text:span><text:span text:style-name="T6">3</text:span><text:span text:style-name="T4">:</text:span></text:p>
      <text:p text:style-name="P16"><text:span text:style-name="T7"><text:s/>12 <text:s/>Modules:</text:span></text:p>
      <text:p text:style-name="P10"><text:s/>13 <text:s/>Classes and OOP:</text:p>
      <text:p text:style-name="P21"><text:s/>14 <text:s/>Databases.</text:p>
      <text:p text:style-name="P3"><text:span text:style-name="T17"><text:s/></text:span><text:span text:style-name="T8">1</text:span><text:span text:style-name="T9">5</text:span><text:span text:style-name="T8"> Data visualization</text:span><text:span text:style-name="T7">:</text:span></text:p>
      <text:list xml:id="list9093087586036345801" text:style-name="L6">
        <text:list-item>
          <text:p text:style-name="P19">The Matplotlib Module:</text:p>
        </text:list-item>
        <text:list-item>
          <text:p text:style-name="P17"><text:span text:style-name="T7">Plotting mathematical functions:</text:span></text:p>
        </text:list-item>
        <text:list-item>
          <text:p text:style-name="P18"><text:span text:style-name="T7">plotting for algorithmic complexity:</text:span></text:p>
        </text:list-item>
      </text:list>
      <text:p text:style-name="P12"><text:tab/><text:tab/></text:p>
      <text:p text:style-name="P11"><text:tab/></text:p>
      <text:p text:style-name="P11"/>
      <text:p text:style-name="P11"/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3T17:46:42.182866633</meta:creation-date>
    <meta:generator>LibreOffice/4.4.2.2$Linux_X86_64 LibreOffice_project/40m0$Build-2</meta:generator>
    <dc:date>2015-09-20T03:17:00.228510698</dc:date>
    <dc:creator>zain101 </dc:creator>
    <meta:editing-duration>PT3H40M54S</meta:editing-duration>
    <meta:editing-cycles>68</meta:editing-cycles>
    <meta:document-statistic meta:table-count="0" meta:image-count="0" meta:object-count="0" meta:page-count="2" meta:paragraph-count="29" meta:word-count="146" meta:character-count="940" meta:non-whitespace-character-count="745"/>
  </office:meta>
</office:document-meta>
</file>